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1CB00000107D069A55469FA50D2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9.107cm" svg:height="5.218cm" svg:x="6.429cm" svg:y="12.528cm">
          <draw:image xlink:href="Pictures/10000000000001CB00000107D069A55469FA50D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7T16:14:16.352396450</meta:creation-date>
    <dc:date>2018-04-27T16:14:45.045500025</dc:date>
    <meta:editing-duration>PT29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